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71.46mm"/>
    </style:style>
    <style:style style:name="co3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25.58mm"/>
    </style:style>
    <style:style style:name="co5" style:family="table-column">
      <style:table-column-properties fo:break-before="auto" style:column-width="25.6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.24mm"/>
    </style:style>
    <style:style style:name="co8" style:family="table-column">
      <style:table-column-properties fo:break-before="auto" style:column-width="81.21mm"/>
    </style:style>
    <style:style style:name="co9" style:family="table-column">
      <style:table-column-properties fo:break-before="auto" style:column-width="166.12mm"/>
    </style:style>
    <style:style style:name="co10" style:family="table-column">
      <style:table-column-properties fo:break-before="auto" style:column-width="20.27mm"/>
    </style:style>
    <style:style style:name="co11" style:family="table-column">
      <style:table-column-properties fo:break-before="auto" style:column-width="8.17mm"/>
    </style:style>
    <style:style style:name="co12" style:family="table-column">
      <style:table-column-properties fo:break-before="auto" style:column-width="20.43mm"/>
    </style:style>
    <style:style style:name="co13" style:family="table-column">
      <style:table-column-properties fo:break-before="auto" style:column-width="49.87mm"/>
    </style:style>
    <style:style style:name="co14" style:family="table-column">
      <style:table-column-properties fo:break-before="auto" style:column-width="29.67mm"/>
    </style:style>
    <style:style style:name="co15" style:family="table-column">
      <style:table-column-properties fo:break-before="auto" style:column-width="30.83mm"/>
    </style:style>
    <style:style style:name="co16" style:family="table-column">
      <style:table-column-properties fo:break-before="auto" style:column-width="69.89mm"/>
    </style:style>
    <style:style style:name="co17" style:family="table-column">
      <style:table-column-properties fo:break-before="auto" style:column-width="38.45mm"/>
    </style:style>
    <style:style style:name="co18" style:family="table-column">
      <style:table-column-properties fo:break-before="auto" style:column-width="48.05mm"/>
    </style:style>
    <style:style style:name="co19" style:family="table-column">
      <style:table-column-properties fo:break-before="auto" style:column-width="25.74mm"/>
    </style:style>
    <style:style style:name="co20" style:family="table-column">
      <style:table-column-properties fo:break-before="auto" style:column-width="41.31mm"/>
    </style:style>
    <style:style style:name="co21" style:family="table-column">
      <style:table-column-properties fo:break-before="auto" style:column-width="9.08mm"/>
    </style:style>
    <style:style style:name="co22" style:family="table-column">
      <style:table-column-properties fo:break-before="auto" style:column-width="20.97mm"/>
    </style:style>
    <style:style style:name="co23" style:family="table-column">
      <style:table-column-properties fo:break-before="auto" style:column-width="3.95mm"/>
    </style:style>
    <style:style style:name="co24" style:family="table-column">
      <style:table-column-properties fo:break-before="auto" style:column-width="4.23mm"/>
    </style:style>
    <style:style style:name="co25" style:family="table-column">
      <style:table-column-properties fo:break-before="auto" style:column-width="68.76mm"/>
    </style:style>
    <style:style style:name="co26" style:family="table-column">
      <style:table-column-properties fo:break-before="auto" style:column-width="68.47mm"/>
    </style:style>
    <style:style style:name="co27" style:family="table-column">
      <style:table-column-properties fo:break-before="auto" style:column-width="5.93mm"/>
    </style:style>
    <style:style style:name="co28" style:family="table-column">
      <style:table-column-properties fo:break-before="auto" style:column-width="47.25mm"/>
    </style:style>
    <style:style style:name="co29" style:family="table-column">
      <style:table-column-properties fo:break-before="auto" style:column-width="11.31mm"/>
    </style:style>
    <style:style style:name="co30" style:family="table-column">
      <style:table-column-properties fo:break-before="auto" style:column-width="63.25mm"/>
    </style:style>
    <style:style style:name="co31" style:family="table-column">
      <style:table-column-properties fo:break-before="auto" style:column-width="3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9mm" fo:break-before="auto" style:use-optimal-row-height="false"/>
    </style:style>
    <style:style style:name="ro3" style:family="table-row">
      <style:table-row-properties style:row-height="6.21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5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18mm 0.26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1.76pt double-thin #000000" style:border-line-width-left="0.18mm 0.26mm 0.18m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44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1.76pt double-thin #000000" style:border-line-width-top="0.18mm 0.26mm 0.18m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18mm 0.26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18mm 0.26mm 0.18mm" style:cell-protect="protected formula-hidden" style:print-content="true" style:diagonal-bl-tr="none" style:diagonal-tl-br="none" fo:border-left="none" fo:border-right="1.76pt double-thin #000000" style:border-line-width-right="0.18mm 0.26mm 0.18m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mm" svg:stroke-color="#4a7ebb" draw:fill="none" draw:textarea-vertical-align="top" draw:auto-grow-height="false" fo:min-height="186.71mm" fo:min-width="13.74mm" fo:padding-top="1.25mm" fo:padding-bottom="1.25mm" fo:padding-left="2.5mm" fo:padding-right="2.5mm" fo:wrap-option="wrap" draw:shadow="visible" draw:shadow-offset-x="0.74mm" draw:shadow-offset-y="0.74mm" draw:shadow-color="#000000" draw:shadow-opacity="4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aliha Şahi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Yıkamacı A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30-Nisan 2021 – 29 Nisan 202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 office:value-type="float" office:value="17650" calcext:value-type="float">
            <text:p>1765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021-22 kira bedeli</text:p>
          </table:table-cell>
          <table:table-cell office:value-type="float" office:value="17650" calcext:value-type="float">
            <text:p>17650</text:p>
          </table:table-cell>
          <table:table-cell table:formula="of:=[.C15]" office:value-type="float" office:value="17650" calcext:value-type="float">
            <text:p>17.650,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kit ödeme <text:s/>30-Nisan 2021</text:p>
          </table:table-cell>
          <table:table-cell office:value-type="float" office:value="-14500" calcext:value-type="float">
            <text:p>-14500</text:p>
          </table:table-cell>
          <table:table-cell table:formula="of:=[.D15]+[.C16]" office:value-type="float" office:value="3150" calcext:value-type="float">
            <text:p>3.150,0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<text:s/>30-Haziran 2021</text:p>
          </table:table-cell>
          <table:table-cell office:value-type="float" office:value="-3000" calcext:value-type="float">
            <text:p>-3000</text:p>
          </table:table-cell>
          <table:table-cell table:formula="of:=[.D16]+[.C17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17]+[.C18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formula="of:=[.D18]+[.C19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formula="of:=[.D19]+[.C20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formula="of:=[.D20]+[.C21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formula="of:=[.D21]+[.C22]" office:value-type="float" office:value="150" calcext:value-type="float">
            <text:p>150,00</text:p>
          </table:table-cell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office:forms form:automatic-focus="false" form:apply-design-mode="false"/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52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52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66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04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Adı Soyadı / Unvanı</text:p>
          </table:table-cell>
          <table:table-cell table:style-name="ce104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Adresi</text:p>
          </table:table-cell>
          <table:table-cell table:style-name="ce104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Dairesi</text:p>
          </table:table-cell>
          <table:table-cell table:style-name="ce10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No/TC Kimlik No</text:p>
          </table:table-cell>
          <table:table-cell table:style-name="ce104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66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0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Dairesi</text:p>
          </table:table-cell>
          <table:table-cell table:style-name="ce10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66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office:forms form:automatic-focus="false" form:apply-design-mode="false"/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07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07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office:forms form:automatic-focus="false" form:apply-design-mode="false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0.68mm" table:end-y="5.66mm" draw:z-index="0" draw:name="CustomShape 1" draw:style-name="gr1" draw:text-style-name="P1" svg:width="23.88mm" svg:height="192.36mm" svg:x="5.88mm" svg:y="5.78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7"/>
          <table:table-cell table:style-name="ce31"/>
          <table:table-cell table:style-name="ce129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144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150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0.68mm" table:end-y="5.65mm" draw:z-index="1" draw:name="CustomShape 1" draw:style-name="gr1" draw:text-style-name="P1" svg:width="23.88mm" svg:height="192.36mm" svg:x="5.88mm" svg:y="5.77m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07"/>
          <table:table-cell table:style-name="ce31"/>
          <table:table-cell table:style-name="ce129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 table:number-columns-repeated="2"/>
          <table:covered-table-cell table:number-columns-repeated="7" table:style-name="ce14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table-cell table:style-name="ce144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1"/>
          <table:covered-table-cell table:number-columns-repeated="3" table:style-name="ce144"/>
          <table:covered-table-cell table:style-name="ce158"/>
          <table:table-cell table:style-name="ce158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29"/>
          <table:table-cell table:style-name="ce129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58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table-cell table:style-name="ce150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1"/>
          <table:covered-table-cell table:number-columns-repeated="3" table:style-name="ce150"/>
          <table:covered-table-cell table:style-name="ce158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29"/>
          <table:table-cell table:style-name="ce129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₺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loext:min-decimal-places="0" number:min-integer-digits="1" number:grouping="true"/>
      <number:text> TL</number:text>
    </number:number-style>
    <number:number-style style:name="N120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TL</number:text>
    </number:number-style>
    <number:number-style style:name="N123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loext:min-decimal-places="0" number:min-integer-digits="1" number:grouping="true"/>
      <number:text>     </number:text>
    </number:number-style>
    <number:number-style style:name="N130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8P2" style:volatile="true">
      <loext:text> </loext:text>
      <loext:fill-character> </loext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42P2" style:volatile="true">
      <loext:text> </loext:text>
      <loext:fill-character> </loext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5">
      <number:number number:decimal-places="0" loext:min-decimal-places="0" number:min-integer-digits="0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">
      <number:text>-</number:text>
      <number:number number:decimal-places="0" loext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148.01mm" style:num-format="1" style:print-orientation="landscape" fo:margin-top="4.99mm" fo:margin-bottom="19mm" fo:margin-left="6mm" fo:margin-right="6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.00.0000</text:date>, <text:time style:data-style-name="N2" text:time-value="14:27:09.661064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3:28:37</meta:creation-date>
    <meta:initial-creator>toshiba</meta:initial-creator>
    <dc:language>tr-TR</dc:language>
    <meta:print-date>2021-04-20T14:11:15</meta:print-date>
    <dc:date>2021-06-30T14:33:46.773402591</dc:date>
    <meta:editing-cycles>26</meta:editing-cycles>
    <meta:editing-duration>PT7H43M18S</meta:editing-duration>
    <meta:generator>LibreOffice/6.1.5.2$Linux_X86_64 LibreOffice_project/10$Build-2</meta:generator>
    <meta:document-statistic meta:table-count="4" meta:cell-count="135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